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textURL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URLConnection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URLConnection.getConn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lockContextURLConnectio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URLConnection.BlockContextURLConnection( URL url , Map blockContex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